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officeooo:paragraph-rsid="0016f8b0"/>
    </style:style>
    <style:style style:name="P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3dcb0"/>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officeooo:paragraph-rsid="0015bcc6"/>
    </style:style>
    <style:style style:name="P6"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style>
    <style:style style:name="P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break-before="page"/>
    </style:style>
    <style:style style:name="P9"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fo:break-before="page"/>
      <style:text-properties fo:font-variant="normal" fo:text-transform="none" fo:color="#191919" style:font-name="Lato" fo:font-size="12pt" fo:letter-spacing="normal" fo:font-style="normal" fo:font-weight="bold" style:font-size-asian="12pt" style:font-weight-asian="bold" style:font-size-complex="12pt" style:font-weight-complex="bold"/>
    </style:style>
    <style:style style:name="P10" style:family="paragraph" style:parent-style-name="Preformatted_20_Text">
      <loext:graphic-properties draw:fill="solid" draw:fill-color="#fafafa" draw:opacity="100%"/>
      <style:paragraph-properties fo:margin-left="0cm" fo:margin-right="0cm" fo:margin-top="0cm" fo:margin-bottom="0.499cm" loext:contextual-spacing="false" fo:text-align="start" style:justify-single-word="false" fo:orphans="2" fo:widows="2" fo:text-indent="0cm" style:auto-text-indent="false" fo:background-color="#fafafa" fo:padding="0cm" fo:border="none"/>
    </style:style>
    <style:style style:name="P11"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12" style:family="paragraph" style:parent-style-name="Preformatted_20_Text">
      <loext:graphic-properties draw:fill="solid" draw:fill-color="#fafafa" draw:opacity="100%"/>
      <style:paragraph-properties fo:margin-left="0cm" fo:margin-right="0cm" fo:text-align="start" style:justify-single-word="false" fo:orphans="2" fo:widows="2" fo:text-indent="0cm" style:auto-text-indent="false" fo:background-color="#fafafa" fo:padding="0cm" fo:border="none"/>
    </style:style>
    <style:style style:name="P13" style:family="paragraph" style:parent-style-name="Preformatted_20_Text">
      <style:paragraph-properties fo:margin-top="0cm" fo:margin-bottom="0.499cm" loext:contextual-spacing="false" fo:text-align="start" style:justify-single-word="false" fo:orphans="2" fo:widows="2" fo:padding="0cm" fo:border="none"/>
    </style:style>
    <style:style style:name="P14" style:family="paragraph" style:parent-style-name="Preformatted_20_Text">
      <loext:graphic-properties draw:fill="solid" draw:fill-color="#fafafa" draw:opacity="100%"/>
      <style:paragraph-properties fo:margin-top="0cm" fo:margin-bottom="0.499cm" loext:contextual-spacing="false" fo:text-align="start" style:justify-single-word="false" fo:orphans="2" fo:widows="2" fo:background-color="#fafafa" fo:padding="0cm" fo:border="none"/>
    </style:style>
    <style:style style:name="P15" style:family="paragraph" style:parent-style-name="Preformatted_20_Text">
      <style:paragraph-properties fo:text-align="start" style:justify-single-word="false" fo:orphans="2" fo:widows="2" fo:padding="0cm" fo:border="none"/>
    </style:style>
    <style:style style:name="P16" style:family="paragraph" style:parent-style-name="Preformatted_20_Text">
      <loext:graphic-properties draw:fill="solid" draw:fill-color="#fafafa" draw:opacity="100%"/>
      <style:paragraph-properties fo:text-align="start" style:justify-single-word="false" fo:orphans="2" fo:widows="2" fo:background-color="#fafafa" fo:padding="0cm" fo:border="none"/>
    </style:style>
    <style:style style:name="P17" style:family="paragraph" style:parent-style-name="Text_20_body">
      <style:text-properties fo:font-variant="normal" fo:text-transform="none" fo:color="#191919" style:font-name="Lato" fo:font-size="12pt" fo:letter-spacing="normal" fo:font-style="normal" fo:font-weight="normal"/>
    </style:style>
    <style:style style:name="P18"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111d21" officeooo:paragraph-rsid="000ddafe" style:font-size-asian="16pt" style:font-weight-asian="bold" style:font-size-complex="16pt" style:font-weight-complex="bold"/>
    </style:style>
    <style:style style:name="P19" style:family="paragraph" style:parent-style-name="Heading_20_5">
      <style:text-properties fo:font-variant="normal" fo:text-transform="none" fo:color="#191919" style:font-name="Lato" fo:font-size="12pt" fo:letter-spacing="normal" fo:font-style="normal" fo:font-weight="bold" style:font-weight-asian="bold" style:font-weight-complex="bold"/>
    </style:style>
    <style:style style:name="P20"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style:style>
    <style:style style:name="P21" style:family="paragraph" style:parent-style-name="Text_20_body" style:list-style-name="L1">
      <style:paragraph-properties fo:margin-top="0cm" fo:margin-bottom="0.247cm" loext:contextual-spacing="false" fo:text-align="start" style:justify-single-word="false" fo:orphans="2" fo:widows="2"/>
    </style:style>
    <style:style style:name="P22" style:family="paragraph" style:parent-style-name="Text_20_body" style:list-style-name="L2">
      <style:paragraph-properties fo:margin-top="0cm" fo:margin-bottom="0.247cm" loext:contextual-spacing="false" fo:text-align="start" style:justify-single-word="false" fo:orphans="2" fo:widows="2"/>
    </style:style>
    <style:style style:name="P23" style:family="paragraph" style:parent-style-name="Text_20_body" style:list-style-name="L3">
      <style:paragraph-properties fo:margin-top="0cm" fo:margin-bottom="0.247cm" loext:contextual-spacing="false" fo:text-align="start" style:justify-single-word="false" fo:orphans="2" fo:widows="2"/>
    </style:style>
    <style:style style:name="T1" style:family="text">
      <style:text-properties fo:font-style="normal"/>
    </style:style>
    <style:style style:name="T2" style:family="text">
      <style:text-properties fo:font-variant="normal" fo:text-transform="none" fo:color="#191919" style:font-name="Lato" fo:font-size="12pt" fo:letter-spacing="normal" fo:font-style="normal" fo:font-weight="normal"/>
    </style:style>
    <style:style style:name="T3" style:family="text">
      <style:text-properties fo:font-variant="normal" fo:text-transform="none" fo:color="#191919" style:font-name="Lato" fo:font-size="12pt" fo:letter-spacing="normal" fo:font-style="normal" fo:font-weight="normal" officeooo:rsid="00133e3c"/>
    </style:style>
    <style:style style:name="T4" style:family="text">
      <style:text-properties fo:font-variant="normal" fo:text-transform="none" fo:color="#191919" style:font-name="Lato" fo:font-size="12pt" fo:letter-spacing="normal" fo:font-weight="normal"/>
    </style:style>
    <style:style style:name="T5" style:family="text">
      <style:text-properties fo:font-variant="normal" fo:text-transform="none" fo:color="#191919" style:font-name="SFMono-Regular" fo:font-size="10.5pt" fo:letter-spacing="normal" fo:font-style="normal" fo:font-weight="normal" loext:padding="0cm" loext:border="none"/>
    </style:style>
    <style:style style:name="T6" style:family="text">
      <style:text-properties fo:font-variant="normal" fo:text-transform="none" fo:color="#191919" fo:letter-spacing="normal" loext:padding="0cm" loext:border="none"/>
    </style:style>
    <style:style style:name="T7" style:family="text">
      <style:text-properties fo:font-variant="normal" fo:text-transform="none" fo:color="#383a42" style:font-name="SFMono-Regular" fo:font-size="10.5pt" fo:letter-spacing="normal" fo:font-style="normal" fo:font-weight="normal" loext:padding="0cm" loext:border="none"/>
    </style:style>
    <style:style style:name="T8" style:family="text">
      <style:text-properties fo:font-variant="normal" fo:text-transform="none" fo:color="#383a42" fo:letter-spacing="normal" loext:padding="0cm" loext:border="none"/>
    </style:style>
    <style:style style:name="T9" style:family="text">
      <style:text-properties fo:font-variant="normal" fo:text-transform="none" fo:color="#986801" style:font-name="SFMono-Regular" fo:font-size="10.5pt" fo:letter-spacing="normal" fo:font-style="normal" fo:font-weight="normal" loext:padding="0cm" loext:border="none"/>
    </style:style>
    <style:style style:name="T10" style:family="text">
      <style:text-properties fo:font-variant="normal" fo:text-transform="none" fo:color="#986801" fo:letter-spacing="normal" loext:padding="0cm" loext:border="none"/>
    </style:style>
    <style:style style:name="T11" style:family="text">
      <style:text-properties fo:font-variant="normal" fo:text-transform="none" fo:color="#e83e8c" style:font-name="SFMono-Regular" fo:font-size="10.5pt" fo:letter-spacing="normal" fo:font-style="normal" fo:font-weight="normal"/>
    </style:style>
    <style:style style:name="T12" style:family="text">
      <style:text-properties fo:font-variant="normal" fo:text-transform="none" fo:color="#292d31" style:text-line-through-style="none" style:text-line-through-type="none" style:font-name="Lato" fo:font-size="12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50a14f" style:font-name="SFMono-Regular" fo:font-size="10.5pt" fo:letter-spacing="normal" fo:font-style="normal" fo:font-weight="normal" loext:padding="0cm" loext:border="none"/>
    </style:style>
    <style:style style:name="T14" style:family="text">
      <style:text-properties fo:font-variant="normal" fo:text-transform="none" fo:color="#4078f2" style:font-name="SFMono-Regular" fo:font-size="10.5pt" fo:letter-spacing="normal" fo:font-style="normal" fo:font-weight="normal" loext:padding="0cm" loext:border="none"/>
    </style:style>
    <style:style style:name="T15" style:family="text">
      <style:text-properties fo:font-variant="normal" fo:text-transform="none" fo:color="#4078f2" fo:letter-spacing="normal" loext:padding="0cm" loext:border="none"/>
    </style:style>
    <style:style style:name="T16" style:family="text">
      <style:text-properties fo:color="#292d31" style:text-line-through-style="none" style:text-line-through-type="none" fo:font-style="normal" style:text-underline-style="none" style:text-blinking="false" fo:background-color="transparent" loext:char-shading-value="0"/>
    </style:style>
    <style:style style:name="T17" style:family="text">
      <style:text-properties style:text-underline-style="none"/>
    </style:style>
    <style:style style:name="T18" style:family="text">
      <style:text-properties style:text-underline-style="none" officeooo:rsid="00116838"/>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esarrollo con <text:span text:style-name="T18">C</text:span><text:span text:style-name="T17">ontenedores</text:span></text:p>
      <text:p text:style-name="P17">Docker compose es otro proyecto <text:a xlink:type="simple" xlink:href="https://github.com/docker/compose" text:style-name="Internet_20_link" text:visited-style-name="Visited_20_Internet_20_Link"><text:span text:style-name="Emphasis"><text:span text:style-name="T16">open source</text:span></text:span></text:a> que permite definir aplicaciones muilti-contenedor de una manera sencilla y declarativa. Es una herramienta ideal para gestionar entornos de desarrollo, pero también para configurar procesos de integración continua en próximas lecciones.</text:p>
      <text:p text:style-name="P1"><text:span text:style-name="Emphasis"><text:span text:style-name="T2">docker-compose</text:span></text:span><text:span text:style-name="T2"> es una alternativa más cómoda al uso de los comandos </text:span><text:span text:style-name="Emphasis"><text:span text:style-name="T2">docker run</text:span></text:span><text:span text:style-name="T2"> y </text:span><text:span text:style-name="Emphasis"><text:span text:style-name="T2">docker build</text:span></text:span><text:span text:style-name="T2">, que resultan un tanto tediosos cuando trabajamos con aplicaciones de varios componentes. Con Docker Compose se define un fichero </text:span><text:span text:style-name="Emphasis"><text:span text:style-name="T2">docker-compose.yml</text:span></text:span><text:span text:style-name="T2"> que tiene esta forma (tomado de </text:span><text:span text:style-name="Source_20_Text"><text:span text:style-name="T11">docker-for-devs/auto-build/docker-compose.yml</text:span></text:span><text:span text:style-name="T2">):</text:span></text:p>
      <text:p text:style-name="P12"><text:span text:style-name="Source_20_Text"><text:span text:style-name="T14">web:</text:span></text:span></text:p>
      <text:p text:style-name="P16"><text:span text:style-name="Source_20_Text"><text:span text:style-name="T15"><text:s text:c="2"/></text:span></text:span><text:span text:style-name="Source_20_Text"><text:span text:style-name="T14">build:</text:span></text:span><text:span text:style-name="Source_20_Text"><text:span text:style-name="T7"> .</text:span></text:span></text:p>
      <text:p text:style-name="P16"><text:span text:style-name="Source_20_Text"><text:span text:style-name="T15"><text:s text:c="2"/></text:span></text:span><text:span text:style-name="Source_20_Text"><text:span text:style-name="T14">ports:</text:span></text:span></text:p>
      <text:p text:style-name="P16"><text:span text:style-name="Source_20_Text"><text:span text:style-name="T8"><text:s text:c="3"/></text:span></text:span><text:span text:style-name="Source_20_Text"><text:span text:style-name="T7">- </text:span></text:span><text:span text:style-name="Source_20_Text"><text:span text:style-name="T13">"5000:5000"</text:span></text:span></text:p>
      <text:p text:style-name="P16"><text:span text:style-name="Source_20_Text"><text:span text:style-name="T15"><text:s text:c="2"/></text:span></text:span><text:span text:style-name="Source_20_Text"><text:span text:style-name="T14">depends_on:</text:span></text:span></text:p>
      <text:p text:style-name="P16"><text:span text:style-name="Source_20_Text"><text:span text:style-name="T8"><text:s text:c="3"/></text:span></text:span><text:span text:style-name="Source_20_Text"><text:span text:style-name="T7">- redis</text:span></text:span></text:p>
      <text:p text:style-name="P16"><text:span text:style-name="Source_20_Text"><text:span text:style-name="T14">redis:</text:span></text:span></text:p>
      <text:p text:style-name="P14"><text:span text:style-name="Source_20_Text"><text:span text:style-name="T15"><text:s text:c="2"/></text:span></text:span><text:span text:style-name="Source_20_Text"><text:span text:style-name="T14">image:</text:span></text:span><text:span text:style-name="Source_20_Text"><text:span text:style-name="T7"> redis</text:span></text:span></text:p>
      <text:p text:style-name="P1"><text:span text:style-name="T2">donde estamos definiendo una aplicación que se compone de un contenedor definido desde un Dockerfile local, que escucha en el puerto 5000, y que hace uso de </text:span><text:span text:style-name="Emphasis"><text:span text:style-name="T2">redis</text:span></text:span><text:span text:style-name="T2"> como un servicio externo. Dada esta definición, la manera de levantar la aplicación es simplemente:</text:span></text:p>
      <text:p text:style-name="P10"><text:span text:style-name="Source_20_Text"><text:span text:style-name="T13">docker-compose up -d</text:span></text:span></text:p>
      <text:p text:style-name="P1"><text:span text:style-name="Emphasis"><text:span text:style-name="T2">docker-compose</text:span></text:span><text:span text:style-name="T2"> acepta distintos comando, una lista completa puede encontrarse </text:span><text:a xlink:type="simple" xlink:href="https://docs.docker.com/compose/reference/" text:style-name="Internet_20_link" text:visited-style-name="Visited_20_Internet_20_Link"><text:span text:style-name="T12">aquí</text:span></text:a><text:span text:style-name="T2">.</text:span></text:p>
      <text:p text:style-name="P7"><text:span text:style-name="T2">Destacar los siguientes puntos sobre </text:span><text:span text:style-name="Emphasis"><text:span text:style-name="T4">docker-compose</text:span></text:span><text:span text:style-name="T2">:</text:span></text:p>
      <text:list xml:id="list3154626328" text:style-name="L1">
        <text:list-item>
          <text:p text:style-name="P20"><text:span text:style-name="Source_20_Text"><text:span text:style-name="T11">docker-compose up -d</text:span></text:span><text:span text:style-name="T2"> levanta la aplicación en modo demonio, </text:span><text:span text:style-name="Source_20_Text"><text:span text:style-name="T11">docker-compose up</text:span></text:span><text:span text:style-name="T2"> la levanta en primer plano, mostrando los logs de los distintos contenedores. La ejecución sucesiva del comando </text:span><text:span text:style-name="Source_20_Text"><text:span text:style-name="T11">docker-compose up -d</text:span></text:span><text:span text:style-name="T2"> sólo recrea los contenedores que hayan cambiado su imagen o su definición. </text:span><text:span text:style-name="Source_20_Text"><text:span text:style-name="T11">docker-compose up -d</text:span></text:span><text:span text:style-name="T2"> no hace el build cada vez que es invocado de las imágenes locales. Si deseas actualizar tu aplicación en base a los últimos cambios de tu código, tendrás que ejecutar </text:span><text:span text:style-name="Source_20_Text"><text:span text:style-name="T11">docker-compose up --build -d</text:span></text:span><text:span text:style-name="T2">. Un truco para mejorar este proceso es montar tu código como un volumen en el fichero </text:span><text:span text:style-name="Source_20_Text"><text:span text:style-name="T11">docker-compose.yml</text:span></text:span><text:span text:style-name="T2">, de tal manera que tu container siempre ve los últimos cambios en tu código fuente. Si quieres levantar solo uno o varios de los servicios en un compose, puedes añadir su nombre, por ejemplo </text:span><text:span text:style-name="Source_20_Text"><text:span text:style-name="T11">docker-compose up -d redis</text:span></text:span><text:span text:style-name="T2">.</text:span></text:p>
        </text:list-item>
      </text:list>
      <text:p text:style-name="P3"/>
      <text:p text:style-name="P3"/>
      <text:list xml:id="list221553805933649" text:continue-numbering="true" text:style-name="L1">
        <text:list-item>
          <text:p text:style-name="P21"><text:soft-page-break/><text:span text:style-name="Source_20_Text"><text:span text:style-name="T11">docker-compose pull</text:span></text:span><text:span text:style-name="T2"> actualiza las imágenes definidas en el compose con la versión actual que haya en el registro. En otras palabras, si alquien hace un push al registro, actualiza la versión de estas imágenes en nuestra máquina. Con la opción </text:span><text:span text:style-name="Source_20_Text"><text:span text:style-name="T11">--parallel</text:span></text:span><text:span text:style-name="T2"> hace el pull en paralelo. Como todo comando de </text:span><text:span text:style-name="Emphasis"><text:span text:style-name="T2">docker-compose</text:span></text:span><text:span text:style-name="T2"> se puede hacer pull de un subconjunto de servicios: </text:span><text:span text:style-name="Source_20_Text"><text:span text:style-name="T11">docker-compose pull servicioA ServicioB</text:span></text:span><text:span text:style-name="T2">.</text:span></text:p>
        </text:list-item>
        <text:list-item>
          <text:p text:style-name="P21"><text:span text:style-name="Source_20_Text"><text:span text:style-name="T11">docker-compose build</text:span></text:span><text:span text:style-name="T2"> reconstruye las imágenes de los servicios que tengan una sección de </text:span><text:span text:style-name="Source_20_Text"><text:span text:style-name="T11">build</text:span></text:span><text:span text:style-name="T2"> definida. Opciones interesantes son: </text:span><text:span text:style-name="Source_20_Text"><text:span text:style-name="T11">--no-cache</text:span></text:span><text:span text:style-name="T2"> para invalidad la caché, </text:span><text:span text:style-name="Source_20_Text"><text:span text:style-name="T11">--pull</text:span></text:span><text:span text:style-name="T2"> para hacer pull de las imágenes base y </text:span><text:span text:style-name="Source_20_Text"><text:span text:style-name="T11">--build-arg key=val</text:span></text:span><text:span text:style-name="T2"> para pasar argumentos. Como todo comando de </text:span><text:span text:style-name="Emphasis"><text:span text:style-name="T2">docker-compose</text:span></text:span><text:span text:style-name="T2"> se puede hacer build de un subconjunto de servicios: </text:span><text:span text:style-name="Source_20_Text"><text:span text:style-name="T11">docker-compose build servicioA ServicioB</text:span></text:span><text:span text:style-name="T2">.</text:span></text:p>
        </text:list-item>
        <text:list-item>
          <text:p text:style-name="P21"><text:span text:style-name="Source_20_Text"><text:span text:style-name="T11">docker-compose push</text:span></text:span><text:span text:style-name="T2"> pushea al registro la versión local de las imágenes con una sección de </text:span><text:span text:style-name="Source_20_Text"><text:span text:style-name="T11">build</text:span></text:span><text:span text:style-name="T2"> definida. Como todo comando de </text:span><text:span text:style-name="Emphasis"><text:span text:style-name="T2">docker-compose</text:span></text:span><text:span text:style-name="T2"> se puede hacer pull de un subconjunto de servicios: </text:span><text:span text:style-name="Source_20_Text"><text:span text:style-name="T11">docker-compose push servicioA ServicioB</text:span></text:span><text:span text:style-name="T2">.</text:span></text:p>
        </text:list-item>
        <text:list-item>
          <text:p text:style-name="P21"><text:span text:style-name="Source_20_Text"><text:span text:style-name="T11">docker-compose run</text:span></text:span><text:span text:style-name="T2"> ejecuta un contenedor de uno de los servicios definido en el compose. La diferencia principal con </text:span><text:span text:style-name="Source_20_Text"><text:span text:style-name="T11">docker-compose up</text:span></text:span><text:span text:style-name="T2"> es que permite definir el comando a ejecutar, así como otra información de contexto como variables de entorno, el </text:span><text:span text:style-name="Source_20_Text"><text:span text:style-name="T11">entrypoint</text:span></text:span><text:span text:style-name="T2">, volúmenes, el directorio de trabajo… Es uno de los comandos más útil para el entorno del desarrollador. Por ejemplo, podemos definir un servicio en nuestro </text:span><text:span text:style-name="Emphasis"><text:span text:style-name="T2">docker-compose.yml</text:span></text:span><text:span text:style-name="T2"> con todas las dependencias necesarios para ejecutar nuestros comandos de desarrollo. Haciendo uso de </text:span><text:span text:style-name="Source_20_Text"><text:span text:style-name="T11">docker-compose run</text:span></text:span><text:span text:style-name="T2"> podemos ejecutar comandos aleatorios en ese entorno, evitando la necesidad de instalar todas las dependencias del entorno en la máquina actual. El caso más común es tener un servicio para ejecutar tests, como veremos más adelante, pero podríamos tener para cualquier tipo de tarea.</text:span></text:p>
        </text:list-item>
        <text:list-item>
          <text:p text:style-name="P21"><text:span text:style-name="Source_20_Text"><text:span text:style-name="T11">docker-compose rm</text:span></text:span><text:span text:style-name="T2"> elimina los contenedores y otros recursos como redes, creados a partir de un compose.</text:span></text:p>
        </text:list-item>
      </text:list>
      <text:p text:style-name="P1"><text:span text:style-name="Emphasis"><text:span text:style-name="T2"/></text:span></text:p>
      <text:p text:style-name="P8"><text:span text:style-name="Emphasis"><text:span text:style-name="T2">docker-compose</text:span></text:span><text:span text:style-name="T2"> permite definir prácticamente todos los flags que soportan tanto el comando </text:span><text:span text:style-name="Emphasis"><text:span text:style-name="T2">docker run</text:span></text:span><text:span text:style-name="T2"> como el </text:span><text:span text:style-name="Emphasis"><text:span text:style-name="T2">docker build</text:span></text:span><text:span text:style-name="T2">, pero </text:span><text:span text:style-name="Emphasis"><text:span text:style-name="T2">docker-compose</text:span></text:span><text:span text:style-name="T2"> es mucho más fácil de utilizar. Las opciones más comunes son:</text:span></text:p>
      <text:list xml:id="list2551977693" text:style-name="L2">
        <text:list-item>
          <text:p text:style-name="P22"><text:span text:style-name="Emphasis"><text:span text:style-name="T2">build</text:span></text:span><text:span text:style-name="T2">: para indicar que el container se construye desde un Dockerfile local. Puede tener subcampos como </text:span><text:span text:style-name="Source_20_Text"><text:span text:style-name="T11">context</text:span></text:span><text:span text:style-name="T2">, </text:span><text:span text:style-name="Source_20_Text"><text:span text:style-name="T11">dockerfile</text:span></text:span><text:span text:style-name="T2">, </text:span><text:span text:style-name="Source_20_Text"><text:span text:style-name="T11">cache_from</text:span></text:span><text:span text:style-name="T2"> o </text:span><text:span text:style-name="Source_20_Text"><text:span text:style-name="T11">args</text:span></text:span><text:span text:style-name="T2">.</text:span></text:p>
        </text:list-item>
        <text:list-item>
          <text:p text:style-name="P22"><text:span text:style-name="Emphasis"><text:span text:style-name="T2">image</text:span></text:span><text:span text:style-name="T2">: para indicar que el container corre un imagen remota. También indica el nombre de la imagen que se crea si hay un campo </text:span><text:span text:style-name="Source_20_Text"><text:span text:style-name="T11">build</text:span></text:span><text:span text:style-name="T2">.</text:span></text:p>
        </text:list-item>
        <text:list-item>
          <text:p text:style-name="P22"><text:span text:style-name="Emphasis"><text:span text:style-name="T2">command</text:span></text:span><text:span text:style-name="T2">: para redefinir el comando que ejecuta el container en lugar del comando definido en la imagen.</text:span></text:p>
        </text:list-item>
        <text:list-item>
          <text:p text:style-name="P22"><text:span text:style-name="Emphasis"><text:span text:style-name="T2">environment</text:span></text:span><text:span text:style-name="T2">: para definir variables de entorno en el contenedor. Se pueden pasar haciendo referencia a un fichero usando la propiedad </text:span><text:span text:style-name="Emphasis"><text:span text:style-name="T2">env_file</text:span></text:span><text:span text:style-name="T2">. Si la variable no tiene un valor dado, su valor se cogerá del entorno de shell que ejecuta el </text:span><text:span text:style-name="Source_20_Text"><text:span text:style-name="T11">docker-compose up</text:span></text:span><text:span text:style-name="T2">, lo que puede ser útil para pasar claves, por ejemplo.</text:span></text:p>
        </text:list-item>
        <text:list-item>
          <text:p text:style-name="P22"><text:span text:style-name="Emphasis"><text:span text:style-name="T2">depends_on</text:span></text:span><text:span text:style-name="T2">: para definir relaciones entre contenedores.</text:span></text:p>
        </text:list-item>
        <text:list-item>
          <text:p text:style-name="P22"><text:span text:style-name="Emphasis"><text:span text:style-name="T2">ports</text:span></text:span><text:span text:style-name="T2">: para mapear los puertos donde el contenedor acepta conexiones.</text:span></text:p>
        </text:list-item>
      </text:list>
      <text:p text:style-name="P1"><text:a xlink:type="simple" xlink:href="https://docs.docker.com/compose/compose-file/" text:style-name="Internet_20_link" text:visited-style-name="Visited_20_Internet_20_Link"><text:span text:style-name="T12">Aquí</text:span></text:a><text:span text:style-name="T2"> tenéis </text:span><text:span text:style-name="T3">u</text:span><text:span text:style-name="T2">na lista completa y actualizada de las opciones que permite </text:span><text:span text:style-name="Emphasis"><text:span text:style-name="T2">docker-compose</text:span></text:span><text:span text:style-name="T2">.</text:span></text:p>
      <text:p text:style-name="P3">Docker nos permite crear diferentes redes virtuales para nuestras necesidades, ya bien para unir o segmentar diferentes contenedores. De esta manera, podemos separar contenedores por seguridad en redes diferentes, o unirlos en la misma por conveniencia o por conectar sus servicios entre sí.</text:p>
      <text:p text:style-name="P3">Por defecto, Docker nos ofrece tres tipos de redes diferentes. La primera, bridge, es donde arrancarían todos nuestros contenedores por defecto. Es una red que crea un puente entre la interfaz de red del contenedor que arrancamos y una interfaz de red virtual que se crea en nuestro equipo cuando instalamos Docker. La siguiente sería host. Host lo que hace es copiar la configuración de red del host, es decir, del servidor o máquina donde está Docker en el contenedor que estamos arrancando. Si arrancamos un contenedor aquí y ejecutamos la revisión de la configuración de red, veremos que es la misma que la de la máquina en la que lo estamos corriendo. Y después tenemos la red none, que utiliza el driver null, que lo que hace es eliminar toda la configuración de red de nuestro contenedor. Si creamos un contenedor aquí, solo tendremos loopback, solo tendremos la dirección 127.0.0.1, y no podremos conectar ningún sitio más.</text:p>
      <text:p text:style-name="P5">Cuando instalamos Docker, veremos que nos crea una interfaz llamada docker0. Tiene una dirección IP privada, probablemente esta, si no da colisión con ninguna otra dirección IP que tengáis configurada. Y cuando creáis algún tipo de contenedor que se conecta a la red bridge, lo que hace es recibir por DHCP una dirección IP de este rango. Podéis conectar a través de él. </text:p>
      <text:p text:style-name="P5"><text:soft-page-break/>Todos vuestros contenedores harán NAT a través de esta IP, y a través de la IP de salida de la máquina host o servidor en la que tenéis Docker instalado. Esta es vuestra red por defecto. De la misma manera, podéis conectar desde aquí a través de esta interfaz y por esta dirección IP a las direcciones IP de los contenedores que tenéis corriendo en esta red.</text:p>
      <text:p text:style-name="P4">Esta red bridge no es la única que podéis tener, podéis crear más para separar vuestros contenedores en diferentes redes. Para ello, tendréis que ejecutar el siguiente comando: “docker network create”. </text:p>
      <text:p text:style-name="P4">Tenéis que elegir el driver del tipo de red que queréis crear. Lo más probable es que sea una red bridge. Y el nombre de la red. Veréis dos cosas, una que tenemos una red nueva con el nombre red1, driver bridge y un identificador. Otra, que si hacemos un ifconfig, vemos también que tenemos una interfaz virtual de red nueva en la que tenemos las siglas “br” de bridge y la ID de nuestra red. Si vemos esa interfaz en concreto, vemos que tenemos una nueva dirección IP. Dentro de este rango de red, aparecerán todos los contenedores que nosotros ejecutemos en red1. Y tanto red1 como bridge serán redes separadas. Los contenedores que tengamos en bridge, la red bridge por defecto, y los contenedores que tengamos en red1, la otra red bridge que hemos creado no se podrán comunicar entre sí.</text:p>
      <text:p text:style-name="P1"><text:span text:style-name="T2">Aparte, todo lo que arranquéis con Docker Compose, tendrá una red privada para él. Docker Compose creará una red cada vez que levantéis una infraestructura completa. Como veis, es bastante sencillo manejar las redes de Docker. Podéis segmentar todas las aplicaciones que corráis, por seguridad o por el sistema que utilicéis para conectarlas. Por último, podéis usar </text:span><text:span text:style-name="Emphasis"><text:span text:style-name="T2">docker-compose</text:span></text:span><text:span text:style-name="T2"> para crear nuevas redes o lanzar los contenedores en redes específicas.</text:span></text:p>
      <text:p text:style-name="P11"><text:span text:style-name="Source_20_Text"><text:span text:style-name="T5">version: '3.4'</text:span></text:span></text:p>
      <text:p text:style-name="P15"/>
      <text:p text:style-name="P15"><text:span text:style-name="Source_20_Text"><text:span text:style-name="T5">services:</text:span></text:span></text:p>
      <text:p text:style-name="P15"><text:span text:style-name="Source_20_Text"><text:span text:style-name="T6"><text:s text:c="2"/></text:span></text:span><text:span text:style-name="Source_20_Text"><text:span text:style-name="T5">proxy:</text:span></text:span></text:p>
      <text:p text:style-name="P15"><text:span text:style-name="Source_20_Text"><text:span text:style-name="T6"><text:s text:c="4"/></text:span></text:span><text:span text:style-name="Source_20_Text"><text:span text:style-name="T5">image: busybox</text:span></text:span></text:p>
      <text:p text:style-name="P15"><text:span text:style-name="Source_20_Text"><text:span text:style-name="T6"><text:s text:c="4"/></text:span></text:span><text:span text:style-name="Source_20_Text"><text:span text:style-name="T5">networks:</text:span></text:span></text:p>
      <text:p text:style-name="P15"><text:span text:style-name="Source_20_Text"><text:span text:style-name="T6"><text:s text:c="6"/></text:span></text:span><text:span text:style-name="Source_20_Text"><text:span text:style-name="T5">- outside</text:span></text:span></text:p>
      <text:p text:style-name="P15"><text:span text:style-name="Source_20_Text"><text:span text:style-name="T6"><text:s text:c="2"/></text:span></text:span><text:span text:style-name="Source_20_Text"><text:span text:style-name="T5">app:</text:span></text:span></text:p>
      <text:p text:style-name="P15"><text:span text:style-name="Source_20_Text"><text:span text:style-name="T6"><text:s text:c="4"/></text:span></text:span><text:span text:style-name="Source_20_Text"><text:span text:style-name="T5">image: busybox</text:span></text:span></text:p>
      <text:p text:style-name="P15"><text:span text:style-name="Source_20_Text"><text:span text:style-name="T6"><text:s text:c="4"/></text:span></text:span><text:span text:style-name="Source_20_Text"><text:span text:style-name="T5">networks:</text:span></text:span></text:p>
      <text:p text:style-name="P15"><text:span text:style-name="Source_20_Text"><text:span text:style-name="T6"><text:s text:c="6"/></text:span></text:span><text:span text:style-name="Source_20_Text"><text:span text:style-name="T5">- default</text:span></text:span></text:p>
      <text:p text:style-name="P15"><text:span text:style-name="Source_20_Text"><text:span text:style-name="T6"><text:s text:c="6"/></text:span></text:span><text:span text:style-name="Source_20_Text"><text:span text:style-name="T5">- inside</text:span></text:span></text:p>
      <text:p text:style-name="P15"/>
      <text:p text:style-name="P15"><text:span text:style-name="Source_20_Text"><text:span text:style-name="T5">networks:</text:span></text:span></text:p>
      <text:p text:style-name="P15"><text:span text:style-name="Source_20_Text"><text:span text:style-name="T6"><text:s text:c="2"/></text:span></text:span><text:span text:style-name="Source_20_Text"><text:span text:style-name="T5">outside:</text:span></text:span></text:p>
      <text:p text:style-name="P15"><text:span text:style-name="Source_20_Text"><text:span text:style-name="T6"><text:s text:c="4"/></text:span></text:span><text:span text:style-name="Source_20_Text"><text:span text:style-name="T5">external: true</text:span></text:span></text:p>
      <text:p text:style-name="P15"><text:span text:style-name="Source_20_Text"><text:span text:style-name="T6"><text:s text:c="2"/></text:span></text:span><text:span text:style-name="Source_20_Text"><text:span text:style-name="T5">default:</text:span></text:span></text:p>
      <text:p text:style-name="P15"><text:span text:style-name="Source_20_Text"><text:span text:style-name="T6"><text:s text:c="2"/></text:span></text:span><text:span text:style-name="Source_20_Text"><text:span text:style-name="T5">inside:</text:span></text:span></text:p>
      <text:p text:style-name="P15"><text:span text:style-name="Source_20_Text"><text:span text:style-name="T6"><text:s text:c="5"/></text:span></text:span><text:span text:style-name="Source_20_Text"><text:span text:style-name="T5">driver: bridge</text:span></text:span></text:p>
      <text:p text:style-name="P13"><text:span text:style-name="Source_20_Text"><text:span text:style-name="T6"><text:s text:c="4"/></text:span></text:span><text:span text:style-name="Source_20_Text"><text:span text:style-name="T5">enable_ipv6: true</text:span></text:span></text:p>
      <text:p text:style-name="P3"/>
      <text:p text:style-name="P1"><text:soft-page-break/><text:span text:style-name="T2">Las redes tienen su propia interfaz con la línea de comandos de </text:span><text:span text:style-name="Emphasis"><text:span text:style-name="T2">docker</text:span></text:span><text:span text:style-name="T2">:</text:span></text:p>
      <text:list xml:id="list4200482740" text:style-name="L3">
        <text:list-item>
          <text:p text:style-name="P23"><text:span text:style-name="Emphasis"><text:span text:style-name="T2">docker network create</text:span></text:span><text:span text:style-name="T2">: crea una nueva red.</text:span></text:p>
        </text:list-item>
        <text:list-item>
          <text:p text:style-name="P23"><text:span text:style-name="Emphasis"><text:span text:style-name="T2">docker network ls</text:span></text:span><text:span text:style-name="T2">: muestra las redes de nuestra máquina.</text:span></text:p>
        </text:list-item>
        <text:list-item>
          <text:p text:style-name="P23"><text:span text:style-name="Emphasis"><text:span text:style-name="T2">docker inspect</text:span></text:span><text:span text:style-name="T2">: devuelve información relativa a una red.</text:span></text:p>
        </text:list-item>
        <text:list-item>
          <text:p text:style-name="P23"><text:span text:style-name="Emphasis"><text:span text:style-name="T2">docker network rm</text:span></text:span><text:span text:style-name="T2">: elimina una red.</text:span></text:p>
        </text:list-item>
      </text:list>
      <text:p text:style-name="P3"/>
      <text:p text:style-name="P17">A continuación destacamos algunos casos de uso comunes usando <text:span text:style-name="Emphasis"><text:span text:style-name="T1">docker-compose</text:span></text:span>.</text:p>
      <text:h text:style-name="P6" text:outline-level="5"><text:bookmark text:name="service-discovery."/>Service Discovery.</text:h>
      <text:p text:style-name="P1"><text:span text:style-name="T2">Por defecto, </text:span><text:span text:style-name="Emphasis"><text:span text:style-name="T2">docker-compose</text:span></text:span><text:span text:style-name="T2"> crea una red para correr los servicios definidos en el fichero </text:span><text:span text:style-name="Emphasis"><text:span text:style-name="T2">docker-compose.yml</text:span></text:span><text:span text:style-name="T2"> del tipo </text:span><text:span text:style-name="Emphasis"><text:span text:style-name="T2">bridge</text:span></text:span><text:span text:style-name="T2"> y con el nombre del directorio actual. Dentro de dicha red, los contenedores son accesibles con el nombre del servicio. En el vídeo podemos ver una demo.</text:span></text:p>
      <text:h text:style-name="P6" text:outline-level="5"><text:bookmark text:name="variables-de-entorno."/>Variables de Entorno.</text:h>
      <text:p text:style-name="P1"><text:span text:style-name="T2">En los valores de todos y cada uno de los campos del fichero </text:span><text:span text:style-name="Emphasis"><text:span text:style-name="T2">docker-compose.yml</text:span></text:span><text:span text:style-name="T2"> podemos hacer uso de la notación </text:span><text:span text:style-name="Source_20_Text"><text:span text:style-name="T11">${VERSION:-value}</text:span></text:span><text:span text:style-name="T2">, para tomar el valor de la variable </text:span><text:span text:style-name="Source_20_Text"><text:span text:style-name="T11">$VERSION</text:span></text:span><text:span text:style-name="T2">, o el valor </text:span><text:span text:style-name="Source_20_Text"><text:span text:style-name="T11">value</text:span></text:span><text:span text:style-name="T2"> si la variable </text:span><text:span text:style-name="Source_20_Text"><text:span text:style-name="T11">$VERSION</text:span></text:span><text:span text:style-name="T2"> no está definida. Por ejemplo, podríamos usarlo para parametrizar la versión de go que queremos usar:</text:span></text:p>
      <text:p text:style-name="P12"><text:span text:style-name="Source_20_Text"><text:span text:style-name="T9">example:</text:span></text:span></text:p>
      <text:p text:style-name="P16"><text:span text:style-name="Source_20_Text"><text:span text:style-name="T10"><text:s text:c="4"/></text:span></text:span><text:span text:style-name="Source_20_Text"><text:span text:style-name="T9">image:</text:span></text:span><text:span text:style-name="Source_20_Text"><text:span text:style-name="T7"> </text:span></text:span><text:span text:style-name="Source_20_Text"><text:span text:style-name="T9">golang:${GO_VERSION:-1.9}</text:span></text:span></text:p>
      <text:p text:style-name="P14"><text:span text:style-name="Source_20_Text"><text:span text:style-name="T10"><text:s text:c="4"/></text:span></text:span><text:span text:style-name="Source_20_Text"><text:span text:style-name="T9">command:</text:span></text:span><text:span text:style-name="Source_20_Text"><text:span text:style-name="T7"> </text:span></text:span><text:span text:style-name="Source_20_Text"><text:span text:style-name="T13">go</text:span></text:span><text:span text:style-name="Source_20_Text"><text:span text:style-name="T7"> </text:span></text:span><text:span text:style-name="Source_20_Text"><text:span text:style-name="T13">test</text:span></text:span><text:span text:style-name="Source_20_Text"><text:span text:style-name="T7"> </text:span></text:span><text:span text:style-name="Source_20_Text"><text:span text:style-name="T13">./...</text:span></text:span></text:p>
      <text:h text:style-name="P6" text:outline-level="5"><text:bookmark text:name="montar-directorio-de-trabajo."/>Montar Directorio de Trabajo.</text:h>
      <text:p text:style-name="P1"><text:span text:style-name="T2">Aunque el proceso de hacer </text:span><text:span text:style-name="Emphasis"><text:span text:style-name="T2">build</text:span></text:span><text:span text:style-name="T2"> de una imagen está muy optimizado gracias al uso de la caché de Docker, aunque solo sea para mandar el contexto a la api de Docker, suele tardar algunos segundos como poco. Por tanto, construir una imagen de Docker para cambio de código que hagamos puede resultar ineficiente.</text:span></text:p>
      <text:p text:style-name="P3">La solución es es montar el directorio de trabajo actual el contenedor que estemos ejecutando. Por ejemplo, el siguiente servicio corre los tests de una aplicación Go sin necesidad de construirlo en cada ejecución:</text:p>
      <text:p text:style-name="P12"><text:span text:style-name="Source_20_Text"><text:span text:style-name="T8"><text:s text:c="2"/></text:span></text:span><text:span text:style-name="Source_20_Text"><text:span text:style-name="T7">test:</text:span></text:span></text:p>
      <text:p text:style-name="P16"><text:span text:style-name="Source_20_Text"><text:span text:style-name="T8"><text:s text:c="4"/></text:span></text:span><text:span text:style-name="Source_20_Text"><text:span text:style-name="T7">image: golang:1.9</text:span></text:span></text:p>
      <text:p text:style-name="P16"><text:span text:style-name="Source_20_Text"><text:span text:style-name="T8"><text:s text:c="4"/></text:span></text:span><text:span text:style-name="Source_20_Text"><text:span text:style-name="T7">working_dir: /go/src/app</text:span></text:span></text:p>
      <text:p text:style-name="P16"><text:span text:style-name="Source_20_Text"><text:span text:style-name="T8"><text:s text:c="4"/></text:span></text:span><text:span text:style-name="Source_20_Text"><text:span text:style-name="T7">volumes:</text:span></text:span></text:p>
      <text:p text:style-name="P16"><text:span text:style-name="Source_20_Text"><text:span text:style-name="T8"><text:s text:c="6"/></text:span></text:span><text:span text:style-name="Source_20_Text"><text:span text:style-name="T7">- ${PWD}</text:span></text:span><text:span text:style-name="Source_20_Text"><text:span text:style-name="T14">:/go/src/app</text:span></text:span></text:p>
      <text:p text:style-name="P14"><text:span text:style-name="Source_20_Text"><text:span text:style-name="T8"><text:s text:c="4"/></text:span></text:span><text:span text:style-name="Source_20_Text"><text:span text:style-name="T7">command: go test ./...</text:span></text:span></text:p>
      <text:h text:style-name="P6" text:outline-level="5"><text:bookmark text:name="montar-docker-socket"/><text:soft-page-break/>Montar Docker Socket</text:h>
      <text:p text:style-name="P1"><text:span text:style-name="T2">Otro caso muy común es cuando necesitamos que un contenedor acceda a la API de Docker. Una solución que nosotros no recomendamos es el uso de </text:span><text:span text:style-name="Emphasis"><text:span text:style-name="T2">Docker in Docker</text:span></text:span><text:span text:style-name="T2"> (</text:span><text:span text:style-name="Emphasis"><text:span text:style-name="T2">DinD</text:span></text:span><text:span text:style-name="T2">), un contenedor que necesita correr en modo privilegiado y que puede crear contenedores dentro del. </text:span><text:span text:style-name="Emphasis"><text:span text:style-name="T2">DinD</text:span></text:span><text:span text:style-name="T2"> no es del todo estable, nosotros recomendamos usar el mismo docker que está corriendo en el host. Para ello, nuestro contenedor solo necesitará tener la línea de comandos de Docker instalada, y montar el socket donde Docker publica su api, </text:span><text:span text:style-name="Source_20_Text"><text:span text:style-name="T11">/var/run/docker.sock</text:span></text:span><text:span text:style-name="T2">. Como ejemplo, el siguiente servicio lista los contenedores del host:</text:span></text:p>
      <text:p text:style-name="P12"><text:span text:style-name="Source_20_Text"><text:span text:style-name="T15"><text:s text:c="2"/></text:span></text:span><text:span text:style-name="Source_20_Text"><text:span text:style-name="T14">docker:</text:span></text:span></text:p>
      <text:p text:style-name="P16"><text:span text:style-name="Source_20_Text"><text:span text:style-name="T15"><text:s text:c="4"/></text:span></text:span><text:span text:style-name="Source_20_Text"><text:span text:style-name="T14">image:</text:span></text:span><text:span text:style-name="Source_20_Text"><text:span text:style-name="T7"> docker:</text:span></text:span><text:span text:style-name="Source_20_Text"><text:span text:style-name="T9">17.10</text:span></text:span></text:p>
      <text:p text:style-name="P16"><text:span text:style-name="Source_20_Text"><text:span text:style-name="T15"><text:s text:c="4"/></text:span></text:span><text:span text:style-name="Source_20_Text"><text:span text:style-name="T14">volumes:</text:span></text:span></text:p>
      <text:p text:style-name="P16"><text:span text:style-name="Source_20_Text"><text:span text:style-name="T8"><text:s text:c="6"/></text:span></text:span><text:span text:style-name="Source_20_Text"><text:span text:style-name="T7">- /var/run/docker.sock:/var/run/docker.sock</text:span></text:span></text:p>
      <text:p text:style-name="P16"><text:span text:style-name="Source_20_Text"><text:span text:style-name="T15"><text:s text:c="4"/></text:span></text:span><text:span text:style-name="Source_20_Text"><text:span text:style-name="T14">entrypoint:</text:span></text:span><text:span text:style-name="Source_20_Text"><text:span text:style-name="T7"> docker</text:span></text:span></text:p>
      <text:p text:style-name="P14"><text:span text:style-name="Source_20_Text"><text:span text:style-name="T15"><text:s text:c="4"/></text:span></text:span><text:span text:style-name="Source_20_Text"><text:span text:style-name="T14">command:</text:span></text:span><text:span text:style-name="Source_20_Text"><text:span text:style-name="T7"> ps</text:span></text:span></text:p>
      <text:h text:style-name="P19" text:outline-level="5"><text:bookmark text:name="aplicación-django,-con-celery-y-beat"/>Aplicación Django, con celery y beat</text:h>
      <text:p text:style-name="P1"><text:span text:style-name="T2">El siguiente ejemplo muestra el </text:span><text:span text:style-name="Emphasis"><text:span text:style-name="T2">docker-compose.yml</text:span></text:span><text:span text:style-name="T2"> de una aplicación Django, integrada con </text:span><text:span text:style-name="Emphasis"><text:span text:style-name="T2">celery</text:span></text:span><text:span text:style-name="T2"> y con un </text:span><text:span text:style-name="Emphasis"><text:span text:style-name="T2">beat</text:span></text:span><text:span text:style-name="T2"> para ejecutar tareas periódicas:</text:span></text:p>
      <text:p text:style-name="P12"><text:span text:style-name="Source_20_Text"><text:span text:style-name="T13">version</text:span></text:span><text:span text:style-name="Source_20_Text"><text:span text:style-name="T7">: '3.4'</text:span></text:span></text:p>
      <text:p text:style-name="P16"/>
      <text:p text:style-name="P16"><text:span text:style-name="Source_20_Text"><text:span text:style-name="T14">services:</text:span></text:span></text:p>
      <text:p text:style-name="P16"><text:span text:style-name="Source_20_Text"><text:span text:style-name="T15"><text:s text:c="2"/></text:span></text:span><text:span text:style-name="Source_20_Text"><text:span text:style-name="T14">api:</text:span></text:span></text:p>
      <text:p text:style-name="P16"><text:span text:style-name="Source_20_Text"><text:span text:style-name="T15"><text:s text:c="4"/></text:span></text:span><text:span text:style-name="Source_20_Text"><text:span text:style-name="T14">image:</text:span></text:span><text:span text:style-name="Source_20_Text"><text:span text:style-name="T7"> app</text:span></text:span></text:p>
      <text:p text:style-name="P16"><text:span text:style-name="Source_20_Text"><text:span text:style-name="T15"><text:s text:c="4"/></text:span></text:span><text:span text:style-name="Source_20_Text"><text:span text:style-name="T14">build:</text:span></text:span><text:span text:style-name="Source_20_Text"><text:span text:style-name="T7"> .</text:span></text:span></text:p>
      <text:p text:style-name="P16"><text:span text:style-name="Source_20_Text"><text:span text:style-name="T15"><text:s text:c="4"/></text:span></text:span><text:span text:style-name="Source_20_Text"><text:span text:style-name="T14">command:</text:span></text:span><text:span text:style-name="Source_20_Text"><text:span text:style-name="T7"> gunicorn -b </text:span></text:span><text:span text:style-name="Source_20_Text"><text:span text:style-name="T9">0.0.0.0</text:span></text:span><text:span text:style-name="Source_20_Text"><text:span text:style-name="T7">:</text:span></text:span><text:span text:style-name="Source_20_Text"><text:span text:style-name="T9">80</text:span></text:span><text:span text:style-name="Source_20_Text"><text:span text:style-name="T7"> -w </text:span></text:span><text:span text:style-name="Source_20_Text"><text:span text:style-name="T9">8</text:span></text:span><text:span text:style-name="Source_20_Text"><text:span text:style-name="T7"> app.wsgi</text:span></text:span></text:p>
      <text:p text:style-name="P16"/>
      <text:p text:style-name="P16"><text:span text:style-name="Source_20_Text"><text:span text:style-name="T15"><text:s text:c="2"/></text:span></text:span><text:span text:style-name="Source_20_Text"><text:span text:style-name="T14">worker:</text:span></text:span></text:p>
      <text:p text:style-name="P16"><text:span text:style-name="Source_20_Text"><text:span text:style-name="T15"><text:s text:c="4"/></text:span></text:span><text:span text:style-name="Source_20_Text"><text:span text:style-name="T14">image:</text:span></text:span><text:span text:style-name="Source_20_Text"><text:span text:style-name="T7"> app</text:span></text:span></text:p>
      <text:p text:style-name="P16"><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6"><text:span text:style-name="Source_20_Text"><text:span text:style-name="T15"><text:s text:c="4"/></text:span></text:span><text:span text:style-name="Source_20_Text"><text:span text:style-name="T14">command:</text:span></text:span><text:span text:style-name="Source_20_Text"><text:span text:style-name="T7"> worker -c </text:span></text:span><text:span text:style-name="Source_20_Text"><text:span text:style-name="T9">8</text:span></text:span><text:span text:style-name="Source_20_Text"><text:span text:style-name="T7"> -P prefork -O fair</text:span></text:span></text:p>
      <text:p text:style-name="P16"/>
      <text:p text:style-name="P16"><text:span text:style-name="Source_20_Text"><text:span text:style-name="T15"><text:s text:c="2"/></text:span></text:span><text:span text:style-name="Source_20_Text"><text:span text:style-name="T14">beat:</text:span></text:span></text:p>
      <text:p text:style-name="P16"><text:span text:style-name="Source_20_Text"><text:span text:style-name="T15"><text:s text:c="4"/></text:span></text:span><text:span text:style-name="Source_20_Text"><text:span text:style-name="T14">image:</text:span></text:span><text:span text:style-name="Source_20_Text"><text:span text:style-name="T7"> app</text:span></text:span></text:p>
      <text:p text:style-name="P16"><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4"><text:span text:style-name="Source_20_Text"><text:span text:style-name="T15"><text:s text:c="4"/></text:span></text:span><text:span text:style-name="Source_20_Text"><text:span text:style-name="T14">command:</text:span></text:span><text:span text:style-name="Source_20_Text"><text:span text:style-name="T7"> beat</text:span></text:span></text:p>
      <text:p text:style-name="P3">Como vemos, en este caso estamos usando la misma imagen de Docker para los tres servicios. Este es un ejemplo donde puede resultar conveniente usar la misma imagen para distintos servicios. Es verdad que estamos instalando alguna dependencia no estrictamente necesaria, para las dependencias de los tres componentes son muy parecidas, y todo parece más sencillo de gestionar si tenemos una sola imagen. Además, el uso de la caché hará que los workflows de desarrollo sean más eficientes.</text:p>
      <text:h text:style-name="P6" text:outline-level="5"/>
      <text:h text:style-name="P9" text:outline-level="5"><text:bookmark text:name="importar-compose-file"/>Importar compose file</text:h>
      <text:p text:style-name="P2"><text:span text:style-name="T2">Por defecto Docker Compose toma como entrada dos ficheros, </text:span><text:span text:style-name="Emphasis"><text:span text:style-name="T2">docker-compose.yml</text:span></text:span><text:span text:style-name="T2"> y otro opcional, </text:span><text:span text:style-name="Emphasis"><text:span text:style-name="T2">docker-compose.override.yml</text:span></text:span><text:span text:style-name="T2">. </text:span></text:p>
      <text:p text:style-name="P2"><text:span text:style-name="T2">Se supone que </text:span><text:span text:style-name="Emphasis"><text:span text:style-name="T2">docker-compose.yml</text:span></text:span><text:span text:style-name="T2"> es la configuración base, mientras que </text:span><text:span text:style-name="Emphasis"><text:span text:style-name="T2">docker-compose.override.yml</text:span></text:span><text:span text:style-name="T2"> redefine esos servicios para un entorno de desarrollo local, o incluso crear nuevos servicios. Cuando un servicio está definido en ambos ficheros, sus campos se mazclan. Las reglas para mezclar estos dos ficheros son bastante intuitivas, para una explicación detallada del cómo se mezclan ambos ficheros podéis acceder </text:span><text:a xlink:type="simple" xlink:href="https://docs.docker.com/compose/extends/#adding-and-overriding-configuration" text:style-name="Internet_20_link" text:visited-style-name="Visited_20_Internet_20_Link"><text:span text:style-name="T12">aquí</text:span></text:a><text:span text:style-name="T2">. Ese es el comportamiento por defecto, pero podemos añadir más </text:span><text:span text:style-name="Emphasis"><text:span text:style-name="T2">compose files</text:span></text:span><text:span text:style-name="T2"> con la opción </text:span><text:span text:style-name="Source_20_Text"><text:span text:style-name="T11">-f</text:span></text:span><text:span text:style-name="T2">. Docker Compose mezcla estos ficheros en el orden en que aparecen en el comando.</text:span></text:p>
      <text:p text:style-name="P1"><text:span text:style-name="T2">Como ejemplo tenemos el siguiente </text:span><text:span text:style-name="Emphasis"><text:span text:style-name="T2">docker-compose.yml</text:span></text:span><text:span text:style-name="T2">:</text:span></text:p>
      <text:p text:style-name="P12"><text:span text:style-name="Source_20_Text"><text:span text:style-name="T13">web</text:span></text:span><text:span text:style-name="Source_20_Text"><text:span text:style-name="T7">:</text:span></text:span></text:p>
      <text:p text:style-name="P16"><text:span text:style-name="Source_20_Text"><text:span text:style-name="T8"><text:s text:c="2"/></text:span></text:span><text:span text:style-name="Source_20_Text"><text:span text:style-name="T13">image</text:span></text:span><text:span text:style-name="Source_20_Text"><text:span text:style-name="T7">: app</text:span></text:span></text:p>
      <text:p text:style-name="P16"><text:span text:style-name="Source_20_Text"><text:span text:style-name="T8"><text:s text:c="2"/></text:span></text:span><text:span text:style-name="Source_20_Text"><text:span text:style-name="T13">depends_on</text:span></text:span><text:span text:style-name="Source_20_Text"><text:span text:style-name="T7">:</text:span></text:span></text:p>
      <text:p text:style-name="P16"><text:span text:style-name="Source_20_Text"><text:span text:style-name="T8"><text:s text:c="4"/></text:span></text:span><text:span text:style-name="Source_20_Text"><text:span text:style-name="T7">- db</text:span></text:span></text:p>
      <text:p text:style-name="P16"><text:span text:style-name="Source_20_Text"><text:span text:style-name="T13">db</text:span></text:span><text:span text:style-name="Source_20_Text"><text:span text:style-name="T7">:</text:span></text:span></text:p>
      <text:p text:style-name="P14"><text:span text:style-name="Source_20_Text"><text:span text:style-name="T8"><text:s text:c="2"/></text:span></text:span><text:span text:style-name="Source_20_Text"><text:span text:style-name="T13">image</text:span></text:span><text:span text:style-name="Source_20_Text"><text:span text:style-name="T7">: </text:span></text:span><text:span text:style-name="Source_20_Text"><text:span text:style-name="T13">postgres</text:span></text:span><text:span text:style-name="Source_20_Text"><text:span text:style-name="T7">:latest</text:span></text:span></text:p>
      <text:p text:style-name="P1"><text:span text:style-name="T2">y definir un </text:span><text:span text:style-name="Emphasis"><text:span text:style-name="T2">docker-compose.override.yml</text:span></text:span><text:span text:style-name="T2"> para desarrollo:</text:span></text:p>
      <text:p text:style-name="P12"><text:span text:style-name="Source_20_Text"><text:span text:style-name="T13">web</text:span></text:span><text:span text:style-name="Source_20_Text"><text:span text:style-name="T7">:</text:span></text:span></text:p>
      <text:p text:style-name="P16"><text:span text:style-name="Source_20_Text"><text:span text:style-name="T8"><text:s text:c="2"/></text:span></text:span><text:span text:style-name="Source_20_Text"><text:span text:style-name="T13">build</text:span></text:span><text:span text:style-name="Source_20_Text"><text:span text:style-name="T7">: .</text:span></text:span></text:p>
      <text:p text:style-name="P16"><text:span text:style-name="Source_20_Text"><text:span text:style-name="T8"><text:s text:c="2"/></text:span></text:span><text:span text:style-name="Source_20_Text"><text:span text:style-name="T13">volumes</text:span></text:span><text:span text:style-name="Source_20_Text"><text:span text:style-name="T7">:</text:span></text:span></text:p>
      <text:p text:style-name="P16"><text:span text:style-name="Source_20_Text"><text:span text:style-name="T8"><text:s text:c="4"/></text:span></text:span><text:span text:style-name="Source_20_Text"><text:span text:style-name="T7">- </text:span></text:span><text:span text:style-name="Source_20_Text"><text:span text:style-name="T13">'.:/code'</text:span></text:span></text:p>
      <text:p text:style-name="P16"><text:span text:style-name="Source_20_Text"><text:span text:style-name="T8"><text:s text:c="2"/></text:span></text:span><text:span text:style-name="Source_20_Text"><text:span text:style-name="T13">ports</text:span></text:span><text:span text:style-name="Source_20_Text"><text:span text:style-name="T7">:</text:span></text:span></text:p>
      <text:p text:style-name="P16"><text:span text:style-name="Source_20_Text"><text:span text:style-name="T8"><text:s text:c="4"/></text:span></text:span><text:span text:style-name="Source_20_Text"><text:span text:style-name="T7">- </text:span></text:span><text:span text:style-name="Source_20_Text"><text:span text:style-name="T9">8883</text:span></text:span><text:span text:style-name="Source_20_Text"><text:span text:style-name="T7">:</text:span></text:span><text:span text:style-name="Source_20_Text"><text:span text:style-name="T9">80</text:span></text:span></text:p>
      <text:p text:style-name="P16"><text:span text:style-name="Source_20_Text"><text:span text:style-name="T8"><text:s text:c="2"/></text:span></text:span><text:span text:style-name="Source_20_Text"><text:span text:style-name="T13">environment</text:span></text:span><text:span text:style-name="Source_20_Text"><text:span text:style-name="T7">:</text:span></text:span></text:p>
      <text:p text:style-name="P16"><text:span text:style-name="Source_20_Text"><text:span text:style-name="T8"><text:s text:c="4"/></text:span></text:span><text:span text:style-name="Source_20_Text"><text:span text:style-name="T13">DEBUG</text:span></text:span><text:span text:style-name="Source_20_Text"><text:span text:style-name="T7">: </text:span></text:span><text:span text:style-name="Source_20_Text"><text:span text:style-name="T13">'true'</text:span></text:span></text:p>
      <text:p text:style-name="P16"/>
      <text:p text:style-name="P16"><text:span text:style-name="Source_20_Text"><text:span text:style-name="T13">db</text:span></text:span><text:span text:style-name="Source_20_Text"><text:span text:style-name="T7">:</text:span></text:span></text:p>
      <text:p text:style-name="P16"><text:span text:style-name="Source_20_Text"><text:span text:style-name="T8"><text:s text:c="2"/></text:span></text:span><text:span text:style-name="Source_20_Text"><text:span text:style-name="T13">command</text:span></text:span><text:span text:style-name="Source_20_Text"><text:span text:style-name="T7">: </text:span></text:span><text:span text:style-name="Source_20_Text"><text:span text:style-name="T13">'-d'</text:span></text:span></text:p>
      <text:p text:style-name="P16"><text:span text:style-name="Source_20_Text"><text:span text:style-name="T8"><text:s text:c="2"/></text:span></text:span><text:span text:style-name="Source_20_Text"><text:span text:style-name="T13">ports</text:span></text:span><text:span text:style-name="Source_20_Text"><text:span text:style-name="T7">:</text:span></text:span></text:p>
      <text:p text:style-name="P14"><text:span text:style-name="Source_20_Text"><text:span text:style-name="T8"><text:s text:c="4"/></text:span></text:span><text:span text:style-name="Source_20_Text"><text:span text:style-name="T7">- </text:span></text:span><text:span text:style-name="Source_20_Text"><text:span text:style-name="T9">5432</text:span></text:span><text:span text:style-name="Source_20_Text"><text:span text:style-name="T7">:</text:span></text:span><text:span text:style-name="Source_20_Text"><text:span text:style-name="T9">5432</text:span></text:span></text:p>
      <text:p text:style-name="P1"><text:span text:style-name="T2">y un </text:span><text:span text:style-name="Emphasis"><text:span text:style-name="T2">docker-compose.prod.yml</text:span></text:span><text:span text:style-name="T2"> para producción:</text:span></text:p>
      <text:p text:style-name="P12"><text:span text:style-name="Source_20_Text"><text:span text:style-name="T13">web</text:span></text:span><text:span text:style-name="Source_20_Text"><text:span text:style-name="T7">:</text:span></text:span></text:p>
      <text:p text:style-name="P16"><text:span text:style-name="Source_20_Text"><text:span text:style-name="T8"><text:s text:c="2"/></text:span></text:span><text:span text:style-name="Source_20_Text"><text:span text:style-name="T13">ports</text:span></text:span><text:span text:style-name="Source_20_Text"><text:span text:style-name="T7">:</text:span></text:span></text:p>
      <text:p text:style-name="P16"><text:span text:style-name="Source_20_Text"><text:span text:style-name="T8"><text:s text:c="4"/></text:span></text:span><text:span text:style-name="Source_20_Text"><text:span text:style-name="T7">- </text:span></text:span><text:span text:style-name="Source_20_Text"><text:span text:style-name="T9">80</text:span></text:span><text:span text:style-name="Source_20_Text"><text:span text:style-name="T7">:</text:span></text:span><text:span text:style-name="Source_20_Text"><text:span text:style-name="T9">80</text:span></text:span></text:p>
      <text:p text:style-name="P16"><text:span text:style-name="Source_20_Text"><text:span text:style-name="T8"><text:s text:c="2"/></text:span></text:span><text:span text:style-name="Source_20_Text"><text:span text:style-name="T13">environment</text:span></text:span><text:span text:style-name="Source_20_Text"><text:span text:style-name="T7">:</text:span></text:span></text:p>
      <text:p text:style-name="P14"><text:span text:style-name="Source_20_Text"><text:span text:style-name="T8"><text:s text:c="4"/></text:span></text:span><text:span text:style-name="Source_20_Text"><text:span text:style-name="T13">PRODUCTION</text:span></text:span><text:span text:style-name="Source_20_Text"><text:span text:style-name="T7">: </text:span></text:span><text:span text:style-name="Source_20_Text"><text:span text:style-name="T13">'true'</text:span></text:span></text:p>
      <text:h text:style-name="P6" text:outline-level="5"/>
      <text:h text:style-name="P9" text:outline-level="5"><text:bookmark text:name="extender-un-servicio."/>Extender un Servicio.</text:h>
      <text:p text:style-name="P3">También podemos crear un servicio que extiende a otro. Por ejemplo, podemos re-escribir el compose de la aplicación Django anterior como:</text:p>
      <text:p text:style-name="P12"><text:span text:style-name="Source_20_Text"><text:span text:style-name="T15"><text:s text:c="2"/></text:span></text:span><text:span text:style-name="Source_20_Text"><text:span text:style-name="T14">worker:</text:span></text:span></text:p>
      <text:p text:style-name="P16"><text:span text:style-name="Source_20_Text"><text:span text:style-name="T15"><text:s text:c="4"/></text:span></text:span><text:span text:style-name="Source_20_Text"><text:span text:style-name="T14">image:</text:span></text:span><text:span text:style-name="Source_20_Text"><text:span text:style-name="T7"> app</text:span></text:span></text:p>
      <text:p text:style-name="P16"><text:span text:style-name="Source_20_Text"><text:span text:style-name="T15"><text:s text:c="4"/></text:span></text:span><text:span text:style-name="Source_20_Text"><text:span text:style-name="T14">entrypoint:</text:span></text:span><text:span text:style-name="Source_20_Text"><text:span text:style-name="T7"> celery -A app </text:span></text:span></text:p>
      <text:p text:style-name="P16"><text:span text:style-name="Source_20_Text"><text:span text:style-name="T15"><text:s text:c="4"/></text:span></text:span><text:span text:style-name="Source_20_Text"><text:span text:style-name="T14">command:</text:span></text:span><text:span text:style-name="Source_20_Text"><text:span text:style-name="T7"> worker -c </text:span></text:span><text:span text:style-name="Source_20_Text"><text:span text:style-name="T9">8</text:span></text:span><text:span text:style-name="Source_20_Text"><text:span text:style-name="T7"> -P prefork -O fair</text:span></text:span></text:p>
      <text:p text:style-name="P16"/>
      <text:p text:style-name="P16"><text:span text:style-name="Source_20_Text"><text:span text:style-name="T15"><text:s text:c="2"/></text:span></text:span><text:span text:style-name="Source_20_Text"><text:span text:style-name="T14">beat:</text:span></text:span></text:p>
      <text:p text:style-name="P16"><text:span text:style-name="Source_20_Text"><text:span text:style-name="T15"><text:s text:c="4"/></text:span></text:span><text:span text:style-name="Source_20_Text"><text:span text:style-name="T14">extends:</text:span></text:span><text:span text:style-name="Source_20_Text"><text:span text:style-name="T7"> worker</text:span></text:span></text:p>
      <text:p text:style-name="P14"><text:span text:style-name="Source_20_Text"><text:span text:style-name="T15"><text:s text:c="4"/></text:span></text:span><text:span text:style-name="Source_20_Text"><text:span text:style-name="T14">command:</text:span></text:span><text:span text:style-name="Source_20_Text"><text:span text:style-name="T7"> beat</text:span></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4-30T15:45:16.075601084</dc:date>
    <meta:editing-duration>PT7H33M12S</meta:editing-duration>
    <meta:editing-cycles>9</meta:editing-cycles>
    <meta:generator>LibreOffice/6.4.7.2$Linux_X86_64 LibreOffice_project/40$Build-2</meta:generator>
    <meta:document-statistic meta:table-count="0" meta:image-count="0" meta:object-count="0" meta:page-count="8" meta:paragraph-count="139" meta:word-count="2109" meta:character-count="13533" meta:non-whitespace-character-count="11335"/>
  </office:meta>
</office:document-meta>
</file>